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21.54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10.9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16.1mm"/>
    </style:style>
    <style:style style:name="co8" style:family="table-column">
      <style:table-column-properties fo:break-before="auto" style:column-width="14.85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44">
      <style:text-properties style:text-position=""/>
    </style:style>
    <style:style style:name="ce6" style:family="table-cell" style:parent-style-name="Default" style:data-style-name="N110"/>
    <style:style style:name="ce7" style:family="table-cell" style:parent-style-name="Default" style:data-style-name="N2"/>
    <style:style style:name="ce8" style:family="table-cell" style:parent-style-name="Default" style:data-style-name="N111"/>
    <style:style style:name="ce9" style:family="table-cell" style:parent-style-name="Default" style:data-style-name="N112"/>
    <style:style style:name="ce10" style:family="table-cell" style:parent-style-name="Default" style:data-style-name="N44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lf_pot_fishery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0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8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139" table:default-cell-style-name="Default"/>
        <table:table-row table:style-name="ro1" table:number-rows-repeated="4">
          <table:table-cell table:number-columns-repeated="139"/>
        </table:table-row>
        <table:table-row table:style-name="ro1">
          <table:table-cell table:number-columns-repeated="3"/>
          <table:table-cell office:value-type="float" office:value="213.7184" calcext:value-type="float">
            <text:p>213.7184</text:p>
          </table:table-cell>
          <table:table-cell office:value-type="float" office:value="332.4848" calcext:value-type="float">
            <text:p>332.4848</text:p>
          </table:table-cell>
          <table:table-cell office:value-type="float" office:value="330.5037" calcext:value-type="float">
            <text:p>330.5037</text:p>
          </table:table-cell>
          <table:table-cell office:value-type="float" office:value="305.5517" calcext:value-type="float">
            <text:p>305.5517</text:p>
          </table:table-cell>
          <table:table-cell office:value-type="float" office:value="129.8428" calcext:value-type="float">
            <text:p>129.8428</text:p>
          </table:table-cell>
          <table:table-cell office:value-type="float" office:value="214.3264" calcext:value-type="float">
            <text:p>214.3264</text:p>
          </table:table-cell>
          <table:table-cell office:value-type="float" office:value="124.0912" calcext:value-type="float">
            <text:p>124.0912</text:p>
          </table:table-cell>
          <table:table-cell office:value-type="float" office:value="227.9324" calcext:value-type="float">
            <text:p>227.9324</text:p>
          </table:table-cell>
          <table:table-cell office:value-type="float" office:value="71.1642" calcext:value-type="float">
            <text:p>71.1642</text:p>
          </table:table-cell>
          <table:table-cell office:value-type="float" office:value="309.5972" calcext:value-type="float">
            <text:p>309.5972</text:p>
          </table:table-cell>
          <table:table-cell office:value-type="float" office:value="36.9891" calcext:value-type="float">
            <text:p>36.9891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74.3132" calcext:value-type="float">
            <text:p>74.3132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28.055" calcext:value-type="float">
            <text:p>28.055</text:p>
          </table:table-cell>
          <table:table-cell office:value-type="float" office:value="37.1191" calcext:value-type="float">
            <text:p>37.1191</text:p>
          </table:table-cell>
          <table:table-cell office:value-type="float" office:value="19.4385" calcext:value-type="float">
            <text:p>19.4385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44.7732" calcext:value-type="float">
            <text:p>44.7732</text:p>
          </table:table-cell>
          <table:table-cell office:value-type="float" office:value="71.3825" calcext:value-type="float">
            <text:p>71.3825</text:p>
          </table:table-cell>
          <table:table-cell office:value-type="float" office:value="68.4175" calcext:value-type="float">
            <text:p>68.4175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51.5842" calcext:value-type="float">
            <text:p>51.584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83.0563" calcext:value-type="float">
            <text:p>83.0563</text:p>
          </table:table-cell>
          <table:table-cell office:value-type="float" office:value="108.4648" calcext:value-type="float">
            <text:p>108.4648</text:p>
          </table:table-cell>
          <table:table-cell office:value-type="float" office:value="102.7322" calcext:value-type="float">
            <text:p>102.7322</text:p>
          </table:table-cell>
          <table:table-cell office:value-type="float" office:value="80.3177" calcext:value-type="float">
            <text:p>80.317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62.6123" calcext:value-type="float">
            <text:p>62.6123</text:p>
          </table:table-cell>
          <table:table-cell office:value-type="float" office:value="53.7005" calcext:value-type="float">
            <text:p>53.700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44.0264" calcext:value-type="float">
            <text:p>44.0264</text:p>
          </table:table-cell>
          <table:table-cell office:value-type="float" office:value="36.315" calcext:value-type="float">
            <text:p>36.31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38.7906" calcext:value-type="float">
            <text:p>38.7906</text:p>
          </table:table-cell>
          <table:table-cell office:value-type="float" office:value="34.6215" calcext:value-type="float">
            <text:p>34.6215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 table:number-rows-repeated="2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 table:number-rows-repeated="3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</text:p>
          </table:table-cell>
          <table:table-cell table:style-name="ce5" office:value-type="time" office:time-value="PT1975H00M00S" calcext:value-type="time">
            <text:p>1975:00:00</text:p>
          </table:table-cell>
          <table:table-cell office:value-type="string" calcext:value-type="string">
            <text:p>females,</text:p>
          </table:table-cell>
          <table:table-cell office:value-type="string" calcext:value-type="string">
            <text:p>newshell</text:p>
          </table:table-cell>
          <table:table-cell office:value-type="string" calcext:value-type="string">
            <text:p>mal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ldshell</text:p>
          </table:table-cell>
          <table:table-cell office:value-type="string" calcext:value-type="string">
            <text:p>males</text:p>
          </table:table-cell>
          <table:table-cell table:number-columns-repeated="125"/>
        </table:table-row>
        <table:table-row table:style-name="ro1">
          <table:table-cell/>
          <table:table-cell office:value-type="float" office:value="0.04794" calcext:value-type="float">
            <text:p>0.04794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.03434" calcext:value-type="float">
            <text:p>0.0343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2522" calcext:value-type="float">
            <text:p>0.02522</text:p>
          </table:table-cell>
          <table:table-cell table:number-columns-repeated="2" office:value-type="float" office:value="0.02321" calcext:value-type="float">
            <text:p>0.02321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09" calcext:value-type="float">
            <text:p>0.01009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5" calcext:value-type="float">
            <text:p>0.00075</text:p>
          </table:table-cell>
          <table:table-cell table:number-columns-repeated="1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4:15.900868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05T14:27:24.867952166</dc:date>
    <meta:editing-duration>PT1H57M1S</meta:editing-duration>
    <meta:editing-cycles>54</meta:editing-cycles>
    <meta:generator>LibreOffice/5.1.4.2$Linux_X86_64 LibreOffice_project/10m0$Build-2</meta:generator>
    <meta:document-statistic meta:table-count="9" meta:cell-count="12430" meta:object-count="0"/>
  </office:meta>
</office:document-meta>
</file>